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draw:object draw:notify-on-update-of-ranges="Sheet1.A1:Sheet1.A1 Sheet1.A2:Sheet1.A26 Sheet1.B1:Sheet1.B1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25]+7" office:value-type="date" office:date-value="2019-09-30" calcext:value-type="date">
            <text:p>30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3:57:36.814899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9-23T13:59:02.446697902</dc:date>
    <meta:editing-duration>PT22M42S</meta:editing-duration>
    <meta:editing-cycles>16</meta:editing-cycles>
    <meta:generator>LibreOffice/6.2.5.2$MacOSX_X86_64 LibreOffice_project/1ec314fa52f458adc18c4f025c545a4e8b22c159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5cm" svg:y="4.2cm" style:legend-expansion="high" chart:style-name="ch2"/>
        <chart:plot-area chart:style-name="ch3" table:cell-range-address="Sheet1.A1:Sheet1.B26" chart:data-source-has-labels="both" svg:x="0.32cm" svg:y="0.18cm" svg:width="13.385cm" svg:height="8.64cm">
          <chartooo:coordinate-region svg:x="1.072cm" svg:y="0.38cm" svg:width="12.536cm" svg:height="7.791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6</svg:desc>
                </draw:g>
              </table:table-cell>
              <table:table-cell office:value-type="float" office:value="51">
                <text:p>51</text:p>
                <draw:g>
                  <svg:desc>Sheet1.B2:Sheet1.B26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MacOSX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